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2.0402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860d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fo:background-color="#ffa6a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fo:background-color="#f10d0c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fo:background-color="#b4c7dc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fo:background-color="#729fcf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#00a933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0">
      <style:table-cell-properties fo:background-color="#8e86ae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fo:background-color="#6b5e9b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fo:background-color="#e16173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#a7074b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fo:background-color="#afd095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fo:background-color="#77bc65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6" table:default-cell-style-name="ce18"/>
        <table:table-row table:style-name="ro1">
          <table:table-cell table:style-name="ce1" office:value-type="string" calcext:value-type="string">
            <text:p>Число</text:p>
          </table:table-cell>
          <table:table-cell table:style-name="ce1" office:value-type="string" calcext:value-type="string">
            <text:p>Количество взвешиваний</text:p>
          </table:table-cell>
          <table:table-cell table:style-name="ce1" office:value-type="string" calcext:value-type="string">
            <text:p>Левая чаша</text:p>
          </table:table-cell>
          <table:table-cell table:style-name="ce1" office:value-type="string" calcext:value-type="string">
            <text:p>Правая чаша</text:p>
          </table:table-cell>
          <table:table-cell table:style-name="ce2" office:value-type="string" calcext:value-type="string">
            <text:p>“Троичное” представление</text:p>
          </table:table-cell>
          <table:table-cell table:style-name="ce1" office:value-type="string" calcext:value-type="string">
            <text:p>Троичное представление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1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1-1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1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1-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10-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11-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1-1-1-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1-1-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1-1-1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1-10-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1-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style-name="ce10"/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style-name="ce10"/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style-name="ce10"/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style-name="ce10"/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style-name="ce10"/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style-name="ce10"/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style-name="ce10"/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style-name="ce10"/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style-name="ce10"/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style-name="ce10"/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style-name="ce10"/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style-name="ce10"/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style-name="ce10"/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table:style-name="ce11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  <table:table-cell table:style-name="ce13"/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  <table:table-cell table:style-name="ce15"/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/>
          <table:table-cell table:style-name="ce14"/>
          <table:table-cell/>
        </table:table-row>
        <table:table-row table:style-name="ro1" table:number-rows-repeated="189">
          <table:table-cell table:number-columns-repeated="4"/>
          <table:table-cell table:style-name="ce14"/>
          <table:table-cell/>
        </table:table-row>
        <table:table-row table:style-name="ro1">
          <table:table-cell table:number-columns-repeated="4"/>
          <table:table-cell table:style-name="ce16"/>
          <table:table-cell/>
        </table:table-row>
        <table:table-row table:style-name="ro1" table:number-rows-repeated="104748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8:59:23.421820180</meta:creation-date>
    <dc:date>2021-02-02T22:18:35.071722478</dc:date>
    <meta:editing-duration>PT2H38M7S</meta:editing-duration>
    <meta:editing-cycles>3</meta:editing-cycles>
    <meta:generator>LibreOffice/6.4.6.2$Linux_X86_64 LibreOffice_project/40$Build-2</meta:generator>
    <meta:document-statistic meta:table-count="1" meta:cell-count="1023" meta:object-count="0"/>
  </office:meta>
</office:document-meta>
</file>